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85cm" fo:min-width="6.7cm"/>
    </style:style>
    <style:style style:name="P1" style:family="paragraph">
      <style:paragraph-properties fo:text-align="center"/>
    </style:style>
    <style:style style:name="P2" style:family="paragraph">
      <style:text-properties fo:color="#cccccc"/>
    </style:style>
    <style:style style:name="T1" style:family="text">
      <style:text-properties fo:color="#3333ff"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8cm" svg:height="2cm" svg:x="19.1cm" svg:y="3.4cm">
          <text:p text:style-name="P1">SFRODB</text:p>
          <text:p text:style-name="P1"><text:span text:style-name="T1">[icon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8cm" svg:height="2cm" svg:x="19.101cm" svg:y="7.401cm">
          <text:p text:style-name="P1">SFRODB</text:p>
          <text:p text:style-name="P1"><text:span text:style-name="T1">[image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8cm" svg:height="2cm" svg:x="19.102cm" svg:y="11.402cm">
          <text:p text:style-name="P1">SFRODB</text:p>
          <text:p text:style-name="P1"><text:span text:style-name="T1">[json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8cm" svg:height="2cm" svg:x="13.101cm" svg:y="3.401cm">
          <text:p text:style-name="P1">SFHS</text:p>
          <text:p text:style-name="P1"><text:span text:style-name="T1">[icon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8cm" svg:height="2cm" svg:x="13.102cm" svg:y="7.402cm">
          <text:p text:style-name="P1">SFHS</text:p>
          <text:p text:style-name="P1"><text:span text:style-name="T1">[image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8cm" svg:height="2cm" svg:x="13.103cm" svg:y="11.403cm">
          <text:p text:style-name="P1">SFHS</text:p>
          <text:p text:style-name="P1"><text:span text:style-name="T1">[json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8cm" svg:height="2cm" svg:x="19.104cm" svg:y="15.404cm">
          <text:p text:style-name="P1">SPA</text:p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3.8cm" svg:height="2cm" svg:x="13.105cm" svg:y="15.405cm">
          <text:p text:style-name="P1">Proxy</text:p>
          <text:p text:style-name="P1"><text:span text:style-name="T1">[main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3.204cm" svg:height="4.996cm" svg:x="6.5cm" svg:y="7.904cm">
          <draw:glue-point draw:id="8" svg:x="4.989cm" svg:y="1.797cm" draw:escape-direction="right"/>
          <draw:glue-point draw:id="9" svg:x="4.989cm" svg:y="3.398cm" draw:escape-direction="right"/>
          <draw:glue-point draw:id="10" svg:x="5.005cm" svg:y="-1.605cm" draw:escape-direction="right"/>
          <draw:glue-point draw:id="11" svg:x="4.989cm" svg:y="-3.206cm" draw:escape-direction="right"/>
          <text:p text:style-name="P1">Web</text:p>
          <text:p text:style-name="P1">Brows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6.905cm" svg:y1="16.405cm" svg:x2="19.104cm" svg:y2="16.404cm" draw:start-shape="id1" draw:start-glue-point="7" draw:end-shape="id2" draw:end-glue-point="5" svg:d="M16905 16405l2199-1">
          <text:p/>
        </draw:connector>
        <draw:connector draw:style-name="gr2" draw:text-style-name="P1" draw:layer="layout" draw:type="line" svg:x1="16.901cm" svg:y1="4.401cm" svg:x2="19.1cm" svg:y2="4.4cm" draw:start-shape="id3" draw:start-glue-point="7" draw:end-shape="id4" draw:end-glue-point="5" svg:d="M16901 4401l2199-1">
          <text:p/>
        </draw:connector>
        <draw:connector draw:style-name="gr2" draw:text-style-name="P1" draw:layer="layout" draw:type="line" svg:x1="16.902cm" svg:y1="8.402cm" svg:x2="19.101cm" svg:y2="8.401cm" draw:start-shape="id5" draw:start-glue-point="7" draw:end-shape="id6" draw:end-glue-point="5" svg:d="M16902 8402l2199-1">
          <text:p/>
        </draw:connector>
        <draw:connector draw:style-name="gr2" draw:text-style-name="P1" draw:layer="layout" draw:type="line" svg:x1="16.903cm" svg:y1="12.403cm" svg:x2="19.102cm" svg:y2="12.402cm" draw:start-shape="id7" draw:start-glue-point="7" draw:end-shape="id8" draw:end-glue-point="5" svg:d="M16903 12403l2199-1">
          <text:p/>
        </draw:connector>
        <draw:connector draw:style-name="gr2" draw:text-style-name="P1" draw:layer="layout" draw:line-skew="0.297cm" svg:x1="13.101cm" svg:y1="4.401cm" svg:x2="9.7cm" svg:y2="8.801cm" draw:start-shape="id3" draw:start-glue-point="5" draw:end-shape="id9" draw:end-glue-point="11" svg:d="M13101 4401h-1401v4400h-2000">
          <text:p/>
        </draw:connector>
        <draw:connector draw:style-name="gr2" draw:text-style-name="P1" draw:layer="layout" draw:line-skew="0.295cm" svg:x1="13.105cm" svg:y1="16.405cm" svg:x2="9.7cm" svg:y2="12.099cm" draw:start-shape="id1" draw:start-glue-point="5" draw:end-shape="id9" draw:end-glue-point="9" svg:d="M13105 16405h-1405v-4306h-2000">
          <text:p/>
        </draw:connector>
        <draw:connector draw:style-name="gr2" draw:text-style-name="P1" draw:layer="layout" draw:line-skew="0.696cm" svg:x1="13.103cm" svg:y1="12.403cm" svg:x2="9.7cm" svg:y2="11.299cm" draw:start-shape="id7" draw:start-glue-point="5" draw:end-shape="id9" draw:end-glue-point="8" svg:d="M13103 12403h-1003v-1104h-2400">
          <text:p/>
        </draw:connector>
        <draw:connector draw:style-name="gr2" draw:text-style-name="P1" draw:layer="layout" draw:line-skew="0.696cm" svg:x1="13.102cm" svg:y1="8.402cm" svg:x2="9.704cm" svg:y2="9.601cm" draw:start-shape="id5" draw:start-glue-point="5" draw:end-shape="id9" draw:end-glue-point="10" svg:d="M13102 8402h-1002v1199h-2396">
          <text:p/>
        </draw:connector>
        <draw:custom-shape draw:style-name="gr1" draw:text-style-name="P1" draw:layer="layout" svg:width="2.404cm" svg:height="1.004cm" svg:x="14.503cm" svg:y="14.403cm">
          <text:p text:style-name="P1"><text:span text:style-name="T2">IPAR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20.502cm" svg:y="2.402cm">
          <text:p text:style-name="P1"><text:span text:style-name="T2">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20.503cm" svg:y="6.403cm">
          <text:p text:style-name="P1"><text:span text:style-name="T2">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20.504cm" svg:y="10.404cm">
          <text:p text:style-name="P1"><text:span text:style-name="T2">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20.505cm" svg:y="14.405cm">
          <text:p text:style-name="P1"><text:span text:style-name="T2">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7.2cm" svg:height="1.1cm" svg:x="21.3cm" svg:y="18.7cm">
          <draw:text-box>
            <text:p><text:span text:style-name="T3">SPA Structural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3-05T20:28:46.10</meta:creation-date>
    <meta:editing-duration>P0D</meta:editing-duration>
    <meta:editing-cycles>1</meta:editing-cycles>
    <meta:generator>OpenOffice/4.1.13$Win32 OpenOffice.org_project/4113m1$Build-9810</meta:generator>
    <dc:title>SPA Structural Diagram</dc:title>
    <meta:document-statistic meta:object-count="23"/>
  </office:meta>
</office:document-meta>
</file>